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4.896cm" fo:margin-left="0.953cm" fo:margin-top="0cm" fo:margin-bottom="0cm" table:align="left" style:writing-mode="lr-tb"/>
    </style:style>
    <style:style style:name="Table2.A" style:family="table-column">
      <style:table-column-properties style:column-width="10.292cm"/>
    </style:style>
    <style:style style:name="Table2.B" style:family="table-column">
      <style:table-column-properties style:column-width="4.6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language="en" fo:country="IN" officeooo:rsid="0012e3de" officeooo:paragraph-rsid="0012e3de"/>
    </style:style>
    <style:style style:name="P3" style:family="paragraph" style:parent-style-name="List_20_Paragraph">
      <style:text-properties fo:language="en" fo:country="IN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34e02"/>
    </style:style>
    <style:style style:name="P7" style:family="paragraph" style:parent-style-name="Standard">
      <style:text-properties fo:language="en" fo:country="IN"/>
    </style:style>
    <style:style style:name="P8" style:family="paragraph" style:parent-style-name="Standard">
      <style:text-properties fo:language="en" fo:country="IN" officeooo:paragraph-rsid="00184499"/>
    </style:style>
    <style:style style:name="P9" style:family="paragraph" style:parent-style-name="Standard">
      <style:text-properties fo:language="en" fo:country="IN" officeooo:paragraph-rsid="0019faf1"/>
    </style:style>
    <style:style style:name="P10" style:family="paragraph" style:parent-style-name="Standard">
      <style:text-properties fo:language="en" fo:country="IN" officeooo:paragraph-rsid="001cae56"/>
    </style:style>
    <style:style style:name="P11" style:family="paragraph" style:parent-style-name="Standard">
      <style:text-properties fo:language="en" fo:country="IN" officeooo:rsid="001fc10d" officeooo:paragraph-rsid="001fc10d"/>
    </style:style>
    <style:style style:name="P12" style:family="paragraph" style:parent-style-name="Standard">
      <style:text-properties fo:language="en" fo:country="IN" officeooo:rsid="002156bb" officeooo:paragraph-rsid="001fc10d"/>
    </style:style>
    <style:style style:name="P13" style:family="paragraph" style:parent-style-name="Standard">
      <style:text-properties fo:language="en" fo:country="IN" officeooo:rsid="00235cc8" officeooo:paragraph-rsid="00235cc8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15" style:family="paragraph" style:parent-style-name="Heading_20_1" style:master-page-name="Standard">
      <style:paragraph-properties style:page-number="auto"/>
      <style:text-properties fo:language="en" fo:country="IN"/>
    </style:style>
    <style:style style:name="P16" style:family="paragraph" style:parent-style-name="List_20_Paragraph" style:list-style-name="WWNum1">
      <style:text-properties fo:language="en" fo:country="IN"/>
    </style:style>
    <style:style style:name="P17" style:family="paragraph" style:parent-style-name="List_20_Paragraph" style:list-style-name="WWNum1">
      <style:text-properties fo:language="en" fo:country="IN" officeooo:rsid="001645a2" officeooo:paragraph-rsid="001645a2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fo:font-weight="bold" style:font-weight-asian="bold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9faf1" officeooo:paragraph-rsid="0019faf1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b97b4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4e02"/>
    </style:style>
    <style:style style:name="T3" style:family="text">
      <style:text-properties fo:language="en" fo:country="IN" fo:font-weight="bold" style:font-weight-asian="bold" style:font-weight-complex="bold"/>
    </style:style>
    <style:style style:name="T4" style:family="text">
      <style:text-properties officeooo:rsid="00184499"/>
    </style:style>
    <style:style style:name="T5" style:family="text">
      <style:text-properties officeooo:rsid="0019faf1"/>
    </style:style>
    <style:style style:name="T6" style:family="text">
      <style:text-properties officeooo:rsid="001b97b4"/>
    </style:style>
    <style:style style:name="T7" style:family="text">
      <style:text-properties officeooo:rsid="001cae56"/>
    </style:style>
    <style:style style:name="T8" style:family="text">
      <style:text-properties officeooo:rsid="00218cb7"/>
    </style:style>
    <style:style style:name="T9" style:family="text">
      <style:text-properties officeooo:rsid="00235c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2018 CS313 - Assignment 1: IPL Data Collection and HDFS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4">Member Name</text:p>
          </table:table-cell>
          <table:table-cell table:style-name="Table1.A1" office:value-type="string">
            <text:p text:style-name="P14">USN</text:p>
          </table:table-cell>
          <table:table-cell table:style-name="Table1.A1" office:value-type="string">
            <text:p text:style-name="P14">Section</text:p>
          </table:table-cell>
        </table:table-row>
        <table:table-row table:style-name="Table1.1">
          <table:table-cell table:style-name="Table1.A1" office:value-type="string">
            <text:p text:style-name="P2">Yashas N.D</text:p>
          </table:table-cell>
          <table:table-cell table:style-name="Table1.A1" office:value-type="string">
            <text:p text:style-name="P2">01FB16ECS458</text:p>
          </table:table-cell>
          <table:table-cell table:style-name="Table1.A1" office:value-type="string">
            <text:p text:style-name="P2">H</text:p>
          </table:table-cell>
        </table:table-row>
        <table:table-row table:style-name="Table1.1">
          <table:table-cell table:style-name="Table1.A1" office:value-type="string">
            <text:p text:style-name="P2">K Vennela</text:p>
          </table:table-cell>
          <table:table-cell table:style-name="Table1.A1" office:value-type="string">
            <text:p text:style-name="P2">01FB16</text:p>
          </table:table-cell>
          <table:table-cell table:style-name="Table1.A1" office:value-type="string">
            <text:p text:style-name="P2">H</text:p>
          </table:table-cell>
        </table:table-row>
      </table:table>
      <text:p text:style-name="P1"><text:tab/></text:p>
      <text:p text:style-name="Standard"><text:span text:style-name="T1">Date of Evalua</text:span><text:bookmark text:name="_GoBack"/><text:span text:style-name="T1">tion <text:s text:c="80"/>Evaluator</text:span></text:p>
      <text:list xml:id="list700179051" text:style-name="WWNum1">
        <text:list-item>
          <text:p text:style-name="P16">Total Size of the data downloaded from Cricsheets.org <text:s/></text:p>
          <text:p text:style-name="P17">Compressed <text:s/>: 1.7 <text:s text:c="3"/>MegaBytes</text:p>
          <text:p text:style-name="P17">Inflated <text:s text:c="9"/>: 32.2 <text:s/>MegaBytes</text:p>
          <text:p text:style-name="P17"/>
        </text:list-item>
        <text:list-item>
          <text:p text:style-name="P16">Algorithm to generate batsman vulnerability</text:p>
        </text:list-item>
      </text:list>
      <text:p text:style-name="P8"><text:tab/>// <text:span text:style-name="T4">INPUT BALLDATA : BALLDATA is a huge .csv file which has each ball’s <text:s text:c="3"/><text:tab/>// data in &lt;batsman, bowler, runs, extras, wicket taken ?&gt; format</text:span></text:p>
      <text:p text:style-name="P8"><text:tab/>// <text:span text:style-name="T7">OUTPUT : .csv file with details of all the batsmen and their corresponding </text:span></text:p>
      <text:p text:style-name="P8"><text:tab/>// <text:span text:style-name="T7">bowlers to whom they are vulnerable</text:span></text:p>
      <text:p text:style-name="P8"><text:span text:style-name="T4"><text:tab/>BATDICTIONARY = emptyDictionary()</text:span></text:p>
      <text:p text:style-name="P8"><text:tab/><text:span text:style-name="T4">ALLBOWLERSET <text:s/>= emptySet()</text:span></text:p>
      <text:p text:style-name="P8"><text:tab/><text:span text:style-name="T5">ALLBATSMENSET = emptySet()</text:span></text:p>
      <text:p text:style-name="P8"><text:span text:style-name="T4"><text:tab/>for each line in BALLDATA:</text:span></text:p>
      <text:p text:style-name="P8"><text:span text:style-name="T4"><text:tab/> <text:s text:c="2"/>ALLBOWLERSET = ALLBOWLERSET union { bowler }</text:span></text:p>
      <text:p text:style-name="P8"><text:tab/> <text:s text:c="2"/><text:span text:style-name="T5">ALLBATSMENSET = ALLBATSMENSET union { batsman }</text:span></text:p>
      <text:p text:style-name="P8"><text:span text:style-name="T4"><text:tab/> <text:s text:c="2"/>if(line.batsman dictionary is not initiaqlized in BATDICTIONARY) then <text:tab/><text:tab/><text:tab/><text:tab/><text:tab/><text:tab/><text:tab/><text:tab/><text:tab/><text:tab/><text:tab/><text:tab/>initialize<text:tab/> <text:s text:c="2"/>if (line.batsman == line.wickettaken) then</text:span></text:p>
      <text:p text:style-name="P8"><text:tab/> <text:s text:c="7"/><text:span text:style-name="T4">if(line.bowler is a key in the BATDICTIONARY.batsman)</text:span></text:p>
      <text:p text:style-name="P8"><text:s text:c="3"/><text:tab/> <text:s text:c="11"/><text:span text:style-name="T4">increment BATDICTIONARY.batsman.bowler += 1</text:span></text:p>
      <text:p text:style-name="P8"><text:tab/> <text:s text:c="8"/><text:span text:style-name="T4">endif</text:span></text:p>
      <text:p text:style-name="P1"><text:s text:c="15"/><text:span text:style-name="T4">endif</text:span></text:p>
      <text:p text:style-name="P1"><text:tab/><text:span text:style-name="T4">endfor</text:span></text:p>
      <text:p text:style-name="P1"><text:tab/></text:p>
      <text:p text:style-name="P1"><text:tab/><text:span text:style-name="T5">BATMVUL = emptyList()</text:span></text:p>
      <text:p text:style-name="P1"><text:tab/><text:span text:style-name="T5">for batsman in ALLBATSMENSET:</text:span></text:p>
      <text:p text:style-name="P1"><text:tab/><text:tab/><text:span text:style-name="T5">BATMVUL = max(batsman.bowlers.wickets)</text:span></text:p>
      <text:p text:style-name="P1"><text:soft-page-break/><text:tab/><text:tab/><text:span text:style-name="T5">dump BATMVUL data into batsmen.csv </text:span></text:p>
      <text:p text:style-name="P1"><text:tab/><text:tab/><text:span text:style-name="T5">BATMVUL = NULL</text:span></text:p>
      <text:p text:style-name="P1"/>
      <text:p text:style-name="P1"/>
      <text:p text:style-name="P1"/>
      <text:list xml:id="list192502926917981" text:continue-numbering="true" text:style-name="WWNum1">
        <text:list-item>
          <text:p text:style-name="P16">Algorithm to generate bowler vulnerability</text:p>
        </text:list-item>
      </text:list>
      <text:p text:style-name="P9"><text:tab/>// <text:span text:style-name="T4">INPUT BALLDATA : BALLDATA is a huge .csv file which has each ball’s <text:s text:c="3"/><text:tab/>// data in &lt;batsman, bowler, runs, extras, wicket taken ?&gt; format</text:span></text:p>
      <text:p text:style-name="P10"><text:span text:style-name="T4"><text:tab/>// OUTPUT : .csv file with details of all the bowlers and their corresponding </text:span></text:p>
      <text:p text:style-name="P10"><text:tab/>// <text:span text:style-name="T7">batsmen to whom they are vulnerable</text:span></text:p>
      <text:p text:style-name="P10"><text:span text:style-name="T4"><text:tab/>BALLDICTIONARY = emptyDictionary()</text:span></text:p>
      <text:p text:style-name="P9"><text:tab/><text:span text:style-name="T4">ALLBOWLERSET <text:s/>= emptySet()</text:span></text:p>
      <text:p text:style-name="P9"><text:tab/><text:span text:style-name="T5">ALLBATSMENSET = emptySet()</text:span></text:p>
      <text:p text:style-name="P9"><text:span text:style-name="T4"><text:tab/>for each line in BALLDATA:</text:span></text:p>
      <text:p text:style-name="P9"><text:span text:style-name="T4"><text:tab/> <text:s text:c="2"/>ALLBOWLERSET = ALLBOWLERSET union { bowler }</text:span></text:p>
      <text:p text:style-name="P9"><text:tab/> <text:s text:c="2"/><text:span text:style-name="T5">ALLBATSMENSET = ALLBATSMENSET union { batsman }</text:span></text:p>
      <text:p text:style-name="P9"><text:span text:style-name="T4"><text:tab/> <text:s text:c="2"/>if(line.bowler dictionary is not initiaqlized in BATDICTIONARY) then <text:tab/><text:tab/><text:tab/><text:tab/><text:tab/><text:tab/><text:tab/><text:tab/><text:tab/><text:tab/><text:tab/><text:tab/>initialize<text:tab/> <text:s text:c="2"/>if (line.runs is not 0) then</text:span></text:p>
      <text:p text:style-name="P9"><text:tab/> <text:s text:c="7"/><text:span text:style-name="T4">if(line.batsman is a key in the BALLDICTIONARY.bowler)</text:span></text:p>
      <text:p text:style-name="P9"><text:s text:c="3"/><text:tab/> <text:s text:c="11"/><text:span text:style-name="T4">increment BALLDICTIONARY.bowler.batsman += line.runs</text:span></text:p>
      <text:p text:style-name="P9"><text:tab/> <text:s text:c="8"/><text:span text:style-name="T4">endif</text:span></text:p>
      <text:p text:style-name="P9"><text:s text:c="15"/><text:span text:style-name="T4">endif</text:span></text:p>
      <text:p text:style-name="P9"><text:tab/><text:span text:style-name="T4">endfor</text:span></text:p>
      <text:p text:style-name="P1"/>
      <text:p text:style-name="P9"><text:tab/><text:span text:style-name="T5">BALLMVUL = emptyList()</text:span></text:p>
      <text:p text:style-name="P9"><text:tab/><text:span text:style-name="T5">for bowler in ALLBOWLERSET:</text:span></text:p>
      <text:p text:style-name="P9"><text:tab/><text:tab/><text:span text:style-name="T5">BALLMVUL = max(bowlers.batsman.runs)</text:span></text:p>
      <text:p text:style-name="P9"><text:tab/><text:tab/><text:span text:style-name="T5">dump BALLMVUL data into bowler.csv </text:span></text:p>
      <text:p text:style-name="P9"><text:tab/><text:tab/><text:span text:style-name="T5">BALLMVUL = NULL</text:span></text:p>
      <text:p text:style-name="P1"/>
      <text:p text:style-name="P1"/>
      <text:p text:style-name="P1"/>
      <text:list xml:id="list192503116748044" text:continue-numbering="true" text:style-name="WWNum1">
        <text:list-item>
          <text:p text:style-name="P16"><text:soft-page-break/>Timing Measuremen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Experiment</text:p>
          </table:table-cell>
          <table:table-cell table:style-name="Table2.A1" office:value-type="string">
            <text:p text:style-name="P4"><text:span text:style-name="T3">Timing</text:span><text:span text:style-name="T1"> </text:span><text:span text:style-name="T2">(Seconds)</text:span></text:p>
          </table:table-cell>
        </table:table-row>
        <table:table-row table:style-name="Table2.1">
          <table:table-cell table:style-name="Table2.A1" office:value-type="string">
            <text:p text:style-name="P6">Converting YAML to CSV</text:p>
          </table:table-cell>
          <table:table-cell table:style-name="Table2.A1" office:value-type="string">
            <text:p text:style-name="P19">197.7383</text:p>
          </table:table-cell>
        </table:table-row>
        <table:table-row table:style-name="Table2.1">
          <table:table-cell table:style-name="Table2.A1" office:value-type="string">
            <text:p text:style-name="P6">Making the batsman vulnerability CSV</text:p>
          </table:table-cell>
          <table:table-cell table:style-name="Table2.A1" office:value-type="string">
            <text:p text:style-name="P5">0.002897</text:p>
          </table:table-cell>
        </table:table-row>
        <table:table-row table:style-name="Table2.1">
          <table:table-cell table:style-name="Table2.A1" office:value-type="string">
            <text:p text:style-name="P20">Making the b<text:span text:style-name="T6">owler</text:span> vulnerability CSV</text:p>
          </table:table-cell>
          <table:table-cell table:style-name="Table2.A1" office:value-type="string">
            <text:p text:style-name="P5">0.002511</text:p>
          </table:table-cell>
        </table:table-row>
      </table:table>
      <text:p text:style-name="P3"/>
      <text:p text:style-name="P1">Any other observations/challenges/comments</text:p>
      <text:p text:style-name="P1"/>
      <text:p text:style-name="P13">1 .Size of the directory which had all the .yaml files :</text:p>
      <text:p text:style-name="P13">$ ls -lH <text:s text:c="2"/>showed that direcory being 20 KiloBytes in size</text:p>
      <text:p text:style-name="P13">but using GUI to see the size of the directory showed it being 32.2 MegaBytes</text:p>
      <text:p text:style-name="P13"><text:s/></text:p>
      <text:p text:style-name="P11"><text:span text:style-name="T9">2 .</text:span>The time taken to convert data from .yaml to .csv when repeatead many times had a significant variance , with range (150 seconds to 210 seconds ).</text:p>
      <text:p text:style-name="P11">Size of <text:span text:style-name="T8">the csv file which contained each ball data </text:span><text:s/>file was 17 MegaBytes , which is not the normal size of files that can be easily loaded in a program for fast access 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14</meta:editing-cycles>
    <meta:creation-date>2018-08-18T03:44:00</meta:creation-date>
    <dc:date>2018-08-22T19:24:46.583590500</dc:date>
    <meta:editing-duration>PT1H47M55S</meta:editing-duration>
    <meta:generator>LibreOffice/6.0.3.2$Linux_X86_64 LibreOffice_project/00m0$Build-2</meta:generator>
    <meta:document-statistic meta:table-count="2" meta:image-count="0" meta:object-count="0" meta:page-count="3" meta:paragraph-count="74" meta:word-count="423" meta:character-count="2994" meta:non-whitespace-character-count="23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